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Efficient Synchronization of Linux Memory Regions over a Network: A Comparative Study and Implementation (Requirements)</text:p>
      <text:p text:style-name="Author">Felicitas Pojtinger (Stuttgart Media University)</text:p>
      <text:p text:style-name="Date">2023-08-03</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formation on the title page:</text:p>
      <text:list text:style-name="L1">
        <text:list-item>
          <text:p text:style-name="P1">Bachelorarbeit (bzw. Masterarbeit)</text:p>
        </text:list-item>
        <text:list-item>
          <text:p text:style-name="P1">im Studiengang (Name des Studiengangs)</text:p>
        </text:list-item>
        <text:list-item>
          <text:p text:style-name="P1">(Titel der Arbeit)</text:p>
        </text:list-item>
        <text:list-item>
          <text:p text:style-name="P1">vorgelegt von (Vor- und Nachname)</text:p>
        </text:list-item>
        <text:list-item>
          <text:p text:style-name="P1">an der Hochschule der Medien Stuttgart am (Abgabetermin)</text:p>
        </text:list-item>
        <text:list-item>
          <text:p text:style-name="P1">zur Erlangung des akademischen Grades eines (Abschlussbezeichnung des Studiengangs)</text:p>
        </text:list-item>
        <text:list-item>
          <text:p text:style-name="P1">Erstprüfer/Erstprüferin: (Name Erstprüfer/Erstprüferin mit den jeweiligen akademischen Titeln)</text:p>
        </text:list-item>
        <text:list-item>
          <text:p text:style-name="P1">Zweitprüfer/Zweitprüferin: (Name Zweitprüfer/Zweitprüferin mit den jeweiligen akademischen Titeln)</text:p>
        </text:list-item>
      </text:list>
      <text:p text:style-name="First_20_paragraph">On the second page:</text:p>
      <text:p text:style-name="Text_20_body">„Hiermit versichere ich, (Vorname) (Nachname), ehrenwörtlich, dass ich die vorliegende Bachelorarbeit (bzw. Masterarbeit) mit dem Titel: „(Titel der Arbeit wie auf dem Deckblatt angegeben)“ selbstständig und ohne fremde Hilfe verfasst und keine anderen als die angegebenen Hilfsmittel benutzt habe. Die Stellen der Arbeit, die dem Wortlaut oder dem Sinn nach anderen Werken entnommen wurden, sind in jedem Fall unter Angabe der Quelle kenntlich gemacht. Ebenso sind alle Stellen, die mit Hilfe eines KI-basierten Schreibwerkzeugs erstellt oder überarbeitet wurden, kenntlich gemacht. Die Arbeit ist noch nicht veröffentlicht oder in anderer Form als Prüfungsleistung vorgelegt worden.“ Ich habe die Bedeutung der ehrenwörtlichen Versicherung und die prüfungsrechtlichen Folgen (§ 24 Abs. 2 Bachelor-SPO, § 23 Abs. 2 Master-SPO (Vollzeit)) einer unrichtigen oder unvollständigen ehrenwörtlichen Versicherung zur Kenntnis genommen.“1</text:p>
      <text:p text:style-name="Text_20_body">On the third page: English &amp; German abstracts</text:p>
      <text:p text:style-name="Text_20_body">Reference lists:</text:p>
      <text:list text:style-name="L2">
        <text:list-item>
          <text:p text:style-name="P2">Inhaltsverzeichnis</text:p>
        </text:list-item>
        <text:list-item>
          <text:p text:style-name="P2">Abbildungsverzeichnis</text:p>
        </text:list-item>
        <text:list-item>
          <text:p text:style-name="P2">Literatur- und Quellenverzeichnis</text:p>
        </text:list-item>
      </text:list>
      <text:p text:style-name="First_20_paragraph">Notes on the CD/DVD (must be made with water-proof markers):</text:p>
      <text:list text:style-name="L3">
        <text:list-item>
          <text:p text:style-name="P3">Titel der Abschlussarbeit</text:p>
        </text:list-item>
        <text:list-item>
          <text:p text:style-name="P3">Namen des Studierenden</text:p>
        </text:list-item>
        <text:list-item>
          <text:p text:style-name="P3">Matrikennummer des Studierenden</text:p>
        </text:list-item>
        <text:list-item>
          <text:p text:style-name="P3">Eigenhändigen Unterschrif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Efficient Synchronization of Linux Memory Regions over a Network: A Comparative Study and Implementation (Requirements)</dc:title>
    <dc:description/>
    <dc:subject>Efficient Synchronization of Linux Memory Regions over a Network: A Comparative Study and Implementation (Requirements)</dc:subject>
    <meta:keyword/>
    <dc:language>en-US</dc:language>
    <meta:initial-creator>Felicitas Pojtinger (Stuttgart Media University)</meta:initial-creator>
    <dc:creator>Felicitas Pojtinger (Stuttgart Media University)</dc:creator>
    <meta:creation-date>2024-03-10T00:25:13Z</meta:creation-date>
    <dc:date>2024-03-10T00:25:13Z</dc:date>
    <meta:user-defined meta:name="date" meta:value-type="string">2023-08-03</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